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2ef" officeooo:paragraph-rsid="0001c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kkk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0:45:49.254552420</meta:creation-date>
    <dc:date>2022-08-17T20:46:29.209590341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Linux_X86_64 LibreOffice_project/30$Build-2</meta:generator>
  </office:meta>
</office:document-meta>
</file>